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23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0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10">
      <style:paragraph-properties fo:margin-left="1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4">
      <style:paragraph-properties fo:margin-left="1.5in" fo:margin-right="0in" fo:margin-top="0in" fo:margin-bottom="0in" loext:contextual-spacing="false" fo:text-indent="-0.25in" style:auto-text-indent="false"/>
    </style:style>
    <style:style style:name="P3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2" style:family="paragraph" style:parent-style-name="Standard">
      <style:paragraph-properties fo:break-before="auto" fo:break-after="auto"/>
    </style:style>
    <style:style style:name="P43" style:family="paragraph" style:parent-style-name="Heading_20_1" style:list-style-name="WWNum3"/>
    <style:style style:name="P44" style:family="paragraph" style:parent-style-name="Heading_20_1" style:list-style-name="WWNum3">
      <style:paragraph-properties fo:margin-top="0in" fo:margin-bottom="0in" loext:contextual-spacing="false"/>
    </style:style>
    <style:style style:name="P4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bookmark text:name="_aczyuw2yex2w"/><text:span text:style-name="T1">Sistemas Informáticos (Computer Systems)</text:span><text:span text:style-name="T2"><text:line-break/></text:span><text:span text:style-name="T3">Unit 02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3</text:span></text:p>
      <text:p text:style-name="P5"/>
      <text:p text:style-name="P4"><text:span text:style-name="T6">Unit 02. Information representation</text:span></text:p>
      <text:list xml:id="list4049338510" text:style-name="WWNum3">
        <text:list-item>
          <text:p text:style-name="P43"><text:bookmark text:name="_dbh0n1vac4c8"/>Vocabulary</text:p>
        </text:list-item>
      </text:list>
      <text:p text:style-name="Standard"><text:span text:style-name="T8">General:</text:span></text:p>
      <text:list xml:id="list2758948100" text:style-name="WWNum5">
        <text:list-item>
          <text:p text:style-name="P6"><text:span text:style-name="T8">Figure</text:span>: imagen, figura.</text:p>
        </text:list-item>
        <text:list-item>
          <text:p text:style-name="P14"><text:span text:style-name="T8">To carry</text:span>: acarrear, sumar uno a la siguiente cifra por la izquierda.</text:p>
          <text:list>
            <text:list-item>
              <text:p text:style-name="P23">En el lenguaje común solemos utilizar el verbo llevar. 6 + 6 es igual a 2 y me llevo 1</text:p>
            </text:list-item>
          </text:list>
        </text:list-item>
      </text:list>
      <text:p text:style-name="Standard"><text:span text:style-name="T8">Suma:</text:span></text:p>
      <text:list xml:id="list914958058" text:style-name="WWNum7">
        <text:list-item>
          <text:p text:style-name="P7"><text:span text:style-name="T8">To add</text:span>: sumar</text:p>
        </text:list-item>
        <text:list-item>
          <text:p text:style-name="P15"><text:span text:style-name="T8">Addition</text:span>: operación de adición o suma.</text:p>
        </text:list-item>
        <text:list-item>
          <text:p text:style-name="P15"><text:span text:style-name="T8">Sum</text:span>: también podemos usar “sum”, con el mismo significado que en castellano.</text:p>
          <text:list>
            <text:list-item>
              <text:p text:style-name="P28">A tidy sum. → <text:s/>Una importante suma de dinero</text:p>
            </text:list-item>
          </text:list>
        </text:list-item>
        <text:list-item>
          <text:p text:style-name="P15"><text:span text:style-name="T8">Plus</text:span>: equivale al operador más en castellano,</text:p>
          <text:list>
            <text:list-item>
              <text:p text:style-name="P24">Tres más uno es igual a cuatro. → <text:s/>Three plus one equals four.</text:p>
            </text:list-item>
          </text:list>
        </text:list-item>
      </text:list>
      <text:p text:style-name="Standard"><text:soft-page-break/><text:span text:style-name="T8">Resta:</text:span></text:p>
      <text:list xml:id="list2619928647" text:style-name="WWNum1">
        <text:list-item>
          <text:p text:style-name="P8"><text:span text:style-name="T8">To subtract</text:span>: restar</text:p>
        </text:list-item>
        <text:list-item>
          <text:p text:style-name="P16"><text:span text:style-name="T8">Subtraction</text:span>: resta</text:p>
        </text:list-item>
        <text:list-item>
          <text:p text:style-name="P16"><text:span text:style-name="T8">Minuend</text:span>: minuendo</text:p>
        </text:list-item>
        <text:list-item>
          <text:p text:style-name="P16"><text:span text:style-name="T8">Subtrahend</text:span>: sustraendo</text:p>
        </text:list-item>
        <text:list-item>
          <text:p text:style-name="P16"><text:span text:style-name="T8">Difference</text:span>: el resultado de la resta, la diferencia</text:p>
        </text:list-item>
        <text:list-item>
          <text:p text:style-name="P16"><text:span text:style-name="T8">Minus</text:span>: equivalente al operador menos en castellano</text:p>
          <text:list>
            <text:list-item>
              <text:p text:style-name="P25">Four minus three equals one. → Cuatro menos tres igual a uno. </text:p>
            </text:list-item>
          </text:list>
        </text:list-item>
      </text:list>
      <text:p text:style-name="Standard"><text:span text:style-name="T8">Multiplicación:</text:span></text:p>
      <text:list xml:id="list2950234516" text:style-name="WWNum2">
        <text:list-item>
          <text:p text:style-name="P9"><text:span text:style-name="T8">To multiply</text:span>: multiplicar</text:p>
          <text:list>
            <text:list-item>
              <text:p text:style-name="P29">Three multiplied by four. → Tres multiplicado por cuatro.</text:p>
            </text:list-item>
          </text:list>
        </text:list-item>
        <text:list-item>
          <text:p text:style-name="P17"><text:span text:style-name="T8">Multiplication</text:span>: multiplicación.</text:p>
        </text:list-item>
        <text:list-item>
          <text:p text:style-name="P17"><text:span text:style-name="T8">Multiplicand and Multiplier</text:span>: los números que intervienen en la multiplicación.</text:p>
        </text:list-item>
        <text:list-item>
          <text:p text:style-name="P17"><text:span text:style-name="T8">Product</text:span>: el resultado de la multiplicación.</text:p>
        </text:list-item>
        <text:list-item>
          <text:p text:style-name="P17"><text:span text:style-name="T8">Times</text:span>: el operador “por” del castellano.</text:p>
          <text:list>
            <text:list-item>
              <text:p text:style-name="P26">Tres por cuatro igual a doce. → Three times four equals twelve.</text:p>
            </text:list-item>
          </text:list>
        </text:list-item>
      </text:list>
      <text:p text:style-name="Standard"><text:span text:style-name="T8">División:</text:span></text:p>
      <text:list xml:id="list3019265579" text:style-name="WWNum6">
        <text:list-item>
          <text:p text:style-name="P10"><text:span text:style-name="T8">To divide</text:span>: dividir</text:p>
          <text:list>
            <text:list-item>
              <text:p text:style-name="P30">Three divided by four → tres dividido por cuatro</text:p>
            </text:list-item>
          </text:list>
        </text:list-item>
        <text:list-item>
          <text:p text:style-name="P18"><text:span text:style-name="T8">Division:</text:span> división.</text:p>
        </text:list-item>
        <text:list-item>
          <text:p text:style-name="P18"><text:span text:style-name="T8">Dividend and Divisor:</text:span> dividendo y divisor.</text:p>
        </text:list-item>
        <text:list-item>
          <text:p text:style-name="P18"><text:span text:style-name="T8">Quotient and Remainder</text:span>: cociente y resto.</text:p>
        </text:list-item>
        <text:list-item>
          <text:p text:style-name="P18"><text:span text:style-name="T8">Over</text:span>: equivalente al operador “partido por” utilizado en castellano.</text:p>
          <text:list>
            <text:list-item>
              <text:p text:style-name="P30">Tres partido por cuatro. → Three over four.</text:p>
            </text:list-item>
            <text:list-item>
              <text:p text:style-name="P30">También es posible utilizar expresiones como:</text:p>
              <text:list>
                <text:list-item>
                  <text:p text:style-name="P35">Three fourths. → Tres cuartos.</text:p>
                </text:list-item>
              </text:list>
            </text:list-item>
          </text:list>
        </text:list-item>
      </text:list>
      <text:p text:style-name="Standard"><text:soft-page-break/><text:span text:style-name="T8">Exponenciación:</text:span></text:p>
      <text:list xml:id="list1620004052" text:style-name="WWNum10">
        <text:list-item>
          <text:p text:style-name="P11"><text:span text:style-name="T8">Exponentiation</text:span>: exponenciación.</text:p>
        </text:list-item>
        <text:list-item>
          <text:p text:style-name="P19"><text:span text:style-name="T8">Base</text:span>: base.</text:p>
        </text:list-item>
        <text:list-item>
          <text:p text:style-name="P19"><text:span text:style-name="T8">Exponent</text:span>: exponente.</text:p>
        </text:list-item>
        <text:list-item>
          <text:p text:style-name="P19"><text:span text:style-name="T8">Raised to</text:span>: elevado a.</text:p>
          <text:list>
            <text:list-item>
              <text:p text:style-name="P31"><text:s/>Three raised to two is nine. → Tres elevado a 2 es nueve.</text:p>
            </text:list-item>
          </text:list>
        </text:list-item>
        <text:list-item>
          <text:p text:style-name="P19"><text:span text:style-name="T8">Power</text:span>: potencia.</text:p>
          <text:list>
            <text:list-item>
              <text:p text:style-name="P31">Tiene el mismo doble significado que en castellano, por un lado es el resultado de la exponenciación y por otro es la energía consumida o producida por unidad de tiempo.</text:p>
            </text:list-item>
            <text:list-item>
              <text:p text:style-name="P31">También se utiliza para indicar una operación de exponenciación.</text:p>
              <text:list>
                <text:list-item>
                  <text:p text:style-name="P36">Three to the fourth power. → Tres elevado a la cuarta potencia.</text:p>
                </text:list-item>
              </text:list>
            </text:list-item>
          </text:list>
        </text:list-item>
      </text:list>
      <text:p text:style-name="Standard"><text:span text:style-name="T8">Raíces:</text:span></text:p>
      <text:list xml:id="list3351047290" text:style-name="WWNum8">
        <text:list-item>
          <text:p text:style-name="P12"><text:span text:style-name="T8">Square root</text:span>: raíz cuadrada.</text:p>
          <text:list>
            <text:list-item>
              <text:p text:style-name="P32">The square root of four is two. → La raíz cuadrada de 4 es 2.</text:p>
            </text:list-item>
          </text:list>
        </text:list-item>
        <text:list-item>
          <text:p text:style-name="P20"><text:span text:style-name="T8">Cube root</text:span>: raíz cúbica.</text:p>
        </text:list-item>
        <text:list-item>
          <text:p text:style-name="P20"><text:span text:style-name="T8">Nth root</text:span>: raíz n-ésima.</text:p>
        </text:list-item>
        <text:list-item>
          <text:p text:style-name="P20"><text:span text:style-name="T8">Degree</text:span>: el grado de la raíz.</text:p>
          <text:list>
            <text:list-item>
              <text:p text:style-name="P32">También podemos usar la palabra radix.</text:p>
            </text:list-item>
          </text:list>
        </text:list-item>
        <text:list-item>
          <text:p text:style-name="P22"><text:span text:style-name="T8">Radicand:</text:span> el número cuya raíz se quiere calcular.</text:p>
        </text:list-item>
      </text:list>
      <text:p text:style-name="Standard"><text:s/><text:tab/> </text:p>
      <text:p text:style-name="Standard"><text:span text:style-name="T8">Force vs strength:</text:span></text:p>
      <text:list xml:id="list3195780180" text:style-name="WWNum9">
        <text:list-item>
          <text:p text:style-name="P13"><text:span text:style-name="T8">Force</text:span> (n) hace referencia al concepto fuerza, mientras que <text:span text:style-name="T8">strength</text:span> (n) se refiere al valor de esa fuerza.</text:p>
          <text:list>
            <text:list-item>
              <text:p text:style-name="P33">Use the force, Luke! vs I don't have the strength of Rocky.</text:p>
            </text:list-item>
          </text:list>
        </text:list-item>
      </text:list>
      <text:list xml:id="list63436453139221" text:continue-list="list4049338510" text:style-name="WWNum3">
        <text:list-item>
          <text:p text:style-name="P44"><text:bookmark text:name="_p7z6d3scl98q"/>Grammar</text:p>
        </text:list-item>
      </text:list>
      <text:list xml:id="list4178475698" text:style-name="WWNum4">
        <text:list-item>
          <text:p text:style-name="P21"><text:span text:style-name="T8">Escritura de números:</text:span></text:p>
          <text:list>
            <text:list-item>
              <text:p text:style-name="P34">Se utiliza guion para separar decenas y unidades.</text:p>
            </text:list-item>
            <text:list-item>
              <text:p text:style-name="P34">Se utiliza “and” para separar centenas y decenas.</text:p>
            </text:list-item>
            <text:list-item>
              <text:p text:style-name="P34"><text:soft-page-break/>Se utiliza espacio en el resto de casos.</text:p>
            </text:list-item>
            <text:list-item>
              <text:p text:style-name="P34">1,632,457 → <text:s/>One million, six hundred and thirty-two thousand, four hundred and fifty-seven.</text:p>
            </text:list-item>
          </text:list>
        </text:list-item>
        <text:list-item>
          <text:p text:style-name="P21"><text:span text:style-name="T8">Ordinales</text:span>:</text:p>
          <text:list>
            <text:list-item>
              <text:p text:style-name="P34">Los tres primeros ordinales son irregulares:</text:p>
              <text:list>
                <text:list-item>
                  <text:p text:style-name="P37"><text:span text:style-name="T8">First, second, third.</text:span> → <text:s/>Primero, segundo, tercero.</text:p>
                </text:list-item>
              </text:list>
            </text:list-item>
            <text:list-item>
              <text:p text:style-name="P34">Los demás se construyen añadiendo -th al número correspondiente. En algunos casos se elimina la última vocal:</text:p>
              <text:list>
                <text:list-item>
                  <text:p text:style-name="P37">seven → seventh, <text:s/>nine → ninth</text:p>
                </text:list-item>
              </text:list>
            </text:list-item>
          </text:list>
        </text:list-item>
        <text:list-item>
          <text:p text:style-name="P21"><text:span text:style-name="T8">Agrupaciones</text:span>:</text:p>
          <text:list>
            <text:list-item>
              <text:p text:style-name="P34">Para indicar el número de elementos en los que agrupamos, utilizamos el cardinal del grupo en plural.</text:p>
            </text:list-item>
            <text:list-item>
              <text:p text:style-name="P27">Groups in threes. → Grupos de tres (Agrupados de tres en tres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2. Information representation</text:span></text:p>
      </style:header>
      <style:footer>
        <text:p text:style-name="MP4"><text:span text:style-name="MT1">CFGS DAM/DAW<text:tab/><text:tab/>Unit 02 - Page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1" meta:word-count="592" meta:character-count="3337" meta:non-whitespace-character-count="2877"/>
    <meta:generator>LibreOfficeDev/6.0.5.2$Linux_X86_64 LibreOffice_project/</meta:generator>
  </office:meta>
</office:document-meta>
</file>